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8F00000128A39B5B88804AE9C7.png" manifest:media-type="image/png"/>
  <manifest:file-entry manifest:full-path="Pictures/10000201000001B3000000A699B6870C2932A6A9.png" manifest:media-type="image/png"/>
  <manifest:file-entry manifest:full-path="Pictures/100320130000294600001E8FE57DECCF3FC1A1B3.svg" manifest:media-type="image/svg+xml"/>
  <manifest:file-entry manifest:full-path="Pictures/10004DC400002CF20000112A4511FC4BA139EFF7.svg" manifest:media-type="image/svg+xml"/>
  <manifest:file-entry manifest:full-path="Pictures/10000201000001B3000000C4D599C9E42B9E3CCE.png" manifest:media-type="image/png"/>
  <manifest:file-entry manifest:full-path="Pictures/10007D9000002CF20000143E199D832ACA6D5C6D.svg" manifest:media-type="image/svg+xml"/>
  <manifest:file-entry manifest:full-path="Pictures/10000201000000FA000000AE97E1589EFF0DBCFF.png" manifest:media-type="image/png"/>
  <manifest:file-entry manifest:full-path="Pictures/10000201000000D4000000D4FC5A1EF44589B4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solid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45cm"/>
      <style:paragraph-properties style:writing-mode="lr-tb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 fo:min-height="8.981cm" fo:min-width="1.50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44cm"/>
      <style:paragraph-properties style:writing-mode="lr-tb"/>
    </style:style>
    <style:style style:name="gr6" style:family="graphic" style:parent-style-name="standard">
      <style:graphic-properties draw:fill="none" draw:textarea-vertical-align="middle" draw:auto-grow-height="false" fo:min-height="3.304cm" fo:min-width="6.10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99cm, 1.006cm, 0.682cm, 1.499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37cm" fo:min-width="2.663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2.563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2cm, 1.001cm, 0.501cm, 1.504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.057cm" fo:min-width="1.9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126cm" fo:min-width="2.563cm"/>
      <style:paragraph-properties style:writing-mode="lr-tb"/>
    </style:style>
    <style:style style:name="gr14" style:family="graphic" style:parent-style-name="standard">
      <style:graphic-properties draw:fill="none" draw:textarea-vertical-align="middle" draw:auto-grow-height="false" fo:min-height="4.25cm" fo:min-width="5.25cm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74cm, 0.847cm, 0cm, 1.262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fo:color="#004586" loext:opacity="100%"/>
    </style:style>
    <style:style style:name="T1" style:family="text">
      <style:text-properties fo:color="#000000" loext:opacity="100%"/>
    </style:style>
    <style:style style:name="T2" style:family="text">
      <style:text-properties fo:color="#004586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name="Picture 6" draw:style-name="gr1" draw:text-style-name="P1" draw:layer="layout" svg:width="1.832cm" svg:height="1.899cm" svg:x="7.248cm" svg:y="1.285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0" draw:style-name="gr1" draw:text-style-name="P1" draw:layer="layout" svg:width="1.832cm" svg:height="1.899cm" svg:x="7.348cm" svg:y="1.386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1" draw:style-name="gr1" draw:text-style-name="P1" draw:layer="layout" svg:width="1.832cm" svg:height="1.899cm" svg:x="7.448cm" svg:y="1.486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2" draw:style-name="gr1" draw:text-style-name="P1" draw:layer="layout" svg:width="1.832cm" svg:height="1.899cm" svg:x="7.548cm" svg:y="1.586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3" draw:style-name="gr1" draw:text-style-name="P1" draw:layer="layout" svg:width="1.832cm" svg:height="1.899cm" svg:x="7.648cm" svg:y="1.687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4" draw:style-name="gr1" draw:text-style-name="P1" draw:layer="layout" svg:width="1.832cm" svg:height="1.899cm" svg:x="7.748cm" svg:y="1.788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5" draw:style-name="gr1" draw:text-style-name="P1" draw:layer="layout" svg:width="1.832cm" svg:height="1.899cm" svg:x="7.848cm" svg:y="1.889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name="Picture 6_6" draw:style-name="gr1" draw:text-style-name="P1" draw:layer="layout" svg:width="1.832cm" svg:height="1.899cm" svg:x="7.848cm" svg:y="1.889cm">
            <draw:image xlink:href="Pictures/10000201000000D4000000D4FC5A1EF44589B48B.png" xlink:type="simple" xlink:show="embed" xlink:actuate="onLoad" draw:mime-type="image/png">
              <text:p/>
            </draw:image>
            <svg:desc>check_031_00009.png</svg:desc>
          </draw:frame>
          <draw:frame draw:style-name="gr2" draw:text-style-name="P3" draw:layer="layout" svg:width="6.145cm" svg:height="0.962cm" svg:x="7.003cm" svg:y="3.95cm">
            <draw:text-box>
              <text:p text:style-name="P2">Stack of 100 frames</text:p>
            </draw:text-box>
          </draw:frame>
          <draw:frame draw:name="Picture 10_8" draw:style-name="gr3" draw:text-style-name="P1" draw:layer="layout" svg:width="2.163cm" svg:height="3.222cm" svg:x="9.952cm" svg:y="1.4cm">
            <draw:image xlink:href="Pictures/10000201000000FA000000AE97E1589EFF0DBCFF.png" xlink:type="simple" xlink:show="embed" xlink:actuate="onLoad" draw:mime-type="image/png">
              <text:p/>
            </draw:image>
            <svg:desc>Graph1.png</svg:desc>
          </draw:frame>
          <draw:frame draw:name="Picture 10_0" draw:style-name="gr3" draw:text-style-name="P1" draw:layer="layout" svg:width="2.163cm" svg:height="3.222cm" svg:x="10.053cm" svg:y="1.3cm">
            <draw:image xlink:href="Pictures/10000201000000FA000000AE97E1589EFF0DBCFF.png" xlink:type="simple" xlink:show="embed" xlink:actuate="onLoad" draw:mime-type="image/png">
              <text:p/>
            </draw:image>
            <svg:desc>Graph1.png</svg:desc>
          </draw:frame>
          <draw:frame draw:name="Picture 10_1" draw:style-name="gr3" draw:text-style-name="P1" draw:layer="layout" svg:width="2.163cm" svg:height="3.222cm" svg:x="10.154cm" svg:y="1.2cm">
            <draw:image xlink:href="Pictures/10000201000000FA000000AE97E1589EFF0DBCFF.png" xlink:type="simple" xlink:show="embed" xlink:actuate="onLoad" draw:mime-type="image/png">
              <text:p/>
            </draw:image>
            <svg:desc>Graph1.png</svg:desc>
          </draw:frame>
          <draw:frame draw:name="Picture 10_2" draw:style-name="gr3" draw:text-style-name="P1" draw:layer="layout" svg:width="2.163cm" svg:height="3.222cm" svg:x="10.255cm" svg:y="1.1cm">
            <draw:image xlink:href="Pictures/10000201000000FA000000AE97E1589EFF0DBCFF.png" xlink:type="simple" xlink:show="embed" xlink:actuate="onLoad" draw:mime-type="image/png">
              <text:p/>
            </draw:image>
            <svg:desc>Graph1.png</svg:desc>
          </draw:frame>
          <draw:frame draw:name="Picture 10_3" draw:style-name="gr3" draw:text-style-name="P1" draw:layer="layout" svg:width="2.163cm" svg:height="3.222cm" svg:x="10.356cm" svg:y="1cm">
            <draw:image xlink:href="Pictures/10000201000000FA000000AE97E1589EFF0DBCFF.png" xlink:type="simple" xlink:show="embed" xlink:actuate="onLoad" draw:mime-type="image/png">
              <text:p/>
            </draw:image>
            <svg:desc>Graph1.png</svg:desc>
          </draw:frame>
          <draw:frame draw:name="Picture 10_4" draw:style-name="gr3" draw:text-style-name="P1" draw:layer="layout" svg:width="2.163cm" svg:height="3.222cm" svg:x="10.457cm" svg:y="0.9cm">
            <draw:image xlink:href="Pictures/10000201000000FA000000AE97E1589EFF0DBCFF.png" xlink:type="simple" xlink:show="embed" xlink:actuate="onLoad" draw:mime-type="image/png">
              <text:p/>
            </draw:image>
            <svg:desc>Graph1.png</svg:desc>
          </draw:frame>
        </draw:g>
        <draw:g>
          <draw:custom-shape draw:style-name="gr4" draw:text-style-name="P4" draw:layer="layout" svg:width="2cm" svg:height="9.23cm" draw:transform="rotate (-1.55526289645215) translate (14.199cm 5.007cm)">
            <text:p/>
            <draw:enhanced-geometry svg:viewBox="0 0 21600 21600" draw:text-areas="0 0 21600 21600" draw:type="chevron" draw:modifiers="16191.904047976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5" draw:text-style-name="P5" draw:layer="layout" svg:width="6.844cm" svg:height="0.962cm" svg:x="6.178cm" svg:y="5.8cm">
            <draw:text-box>
              <text:p>1. Concatenate curves</text:p>
            </draw:text-box>
          </draw:frame>
        </draw:g>
        <draw:custom-shape draw:style-name="gr6" draw:text-style-name="P6" draw:layer="layout" svg:width="7cm" svg:height="3.95cm" svg:x="6.25cm" svg:y="1.05cm">
          <text:p/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5" draw:layer="layout" svg:width="5.5cm" svg:height="0.962cm" svg:x="14.25cm" svg:y="16.1cm">
          <draw:text-box>
            <text:p>X Nb of fractions</text:p>
          </draw:text-box>
        </draw:frame>
        <draw:frame draw:style-name="gr8" draw:text-style-name="P6" draw:layer="layout" svg:width="8.999cm" svg:height="1.75cm" svg:x="5.05cm" svg:y="7.25cm">
          <draw:image xlink:href="Pictures/10007D9000002CF20000143E199D832ACA6D5C6D.svg" xlink:type="simple" xlink:show="embed" xlink:actuate="onLoad" draw:mime-type="image/svg+xml">
            <text:p/>
          </draw:image>
          <draw:image xlink:href="Pictures/10000201000001B3000000C4D599C9E42B9E3CCE.png" xlink:type="simple" xlink:show="embed" xlink:actuate="onLoad" draw:mime-type="image/png"/>
        </draw:frame>
        <draw:custom-shape draw:style-name="gr9" draw:text-style-name="P4" draw:layer="layout" svg:width="3.5cm" svg:height="1.25cm" draw:transform="rotate (0.407883446191075) translate (6.15cm 10.403cm)">
          <text:p text:style-name="P4">2. SVD</text:p>
          <text:p text:style-name="P4"/>
          <text:p text:style-name="P4"/>
          <draw:enhanced-geometry svg:viewBox="0 0 21600 21600" draw:text-areas="?f7 ?f0 21600 ?f2" draw:type="left-arrow" draw:modifiers="4701.2853470437 6008.63309352518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draw:layer="layout" svg:width="3.5cm" svg:height="1cm" draw:transform="rotate (-0.439822971502571) translate (10.276cm 9.155cm)">
          <text:p text:style-name="P4">3. NMF</text:p>
          <text:p text:style-name="P4"/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6" draw:layer="layout" svg:width="8.999cm" svg:height="2.124cm" svg:x="1.051cm" svg:y="11.126cm">
          <draw:image xlink:href="Pictures/10004DC400002CF20000112A4511FC4BA139EFF7.svg" xlink:type="simple" xlink:show="embed" xlink:actuate="onLoad" draw:mime-type="image/svg+xml">
            <text:p/>
          </draw:image>
          <draw:image xlink:href="Pictures/10000201000001B3000000A699B6870C2932A6A9.png" xlink:type="simple" xlink:show="embed" xlink:actuate="onLoad" draw:mime-type="image/png"/>
        </draw:frame>
        <draw:frame draw:style-name="gr11" draw:text-style-name="P6" draw:layer="layout" svg:width="8.999cm" svg:height="2.124cm" svg:x="11.051cm" svg:y="11.126cm">
          <draw:image xlink:href="Pictures/10004DC400002CF20000112A4511FC4BA139EFF7.svg" xlink:type="simple" xlink:show="embed" xlink:actuate="onLoad" draw:mime-type="image/svg+xml">
            <text:p/>
          </draw:image>
          <draw:image xlink:href="Pictures/10000201000001B3000000A699B6870C2932A6A9.png" xlink:type="simple" xlink:show="embed" xlink:actuate="onLoad" draw:mime-type="image/png"/>
        </draw:frame>
        <draw:custom-shape draw:style-name="gr12" draw:text-style-name="P4" draw:layer="layout" svg:width="2.5cm" svg:height="1cm" draw:transform="rotate (1.5707963267949) translate (2cm 16cm)">
          <text:p text:style-name="P4">4. Bg</text:p>
          <text:p text:style-name="P4"/>
          <text:p text:style-name="P4"/>
          <draw:enhanced-geometry svg:viewBox="0 0 21600 21600" draw:text-areas="?f7 ?f0 21600 ?f2" draw:type="left-arrow" draw:modifiers="3428.70851659336 5869.3306693306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Picture 10_5" draw:style-name="gr3" draw:text-style-name="P1" draw:layer="layout" svg:width="2.163cm" svg:height="3.222cm" svg:x="1.5cm" svg:y="15.528cm">
          <draw:image xlink:href="Pictures/10000201000000FA000000AE97E1589EFF0DBCFF.png" xlink:type="simple" xlink:show="embed" xlink:actuate="onLoad" draw:mime-type="image/png">
            <text:p/>
          </draw:image>
          <svg:desc>Graph1.png</svg:desc>
        </draw:frame>
        <draw:custom-shape draw:style-name="gr13" draw:text-style-name="P4" draw:layer="layout" svg:width="3.5cm" svg:height="0.75cm" svg:x="4.25cm" svg:y="16.25cm">
          <text:p text:style-name="P4">5. Sub.</text:p>
          <text:p text:style-name="P4"/>
          <text:p text:style-name="P4">+ peak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7" draw:layer="layout" svg:width="6.25cm" svg:height="5cm" svg:x="8cm" svg:y="14.1cm">
          <text:p text:style-name="P2"><text:span text:style-name="T1">6. SAS-analysis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draw:enhanced-geometry svg:viewBox="0 0 21600 21600" draw:glue-points="10800 0 0 10800 10800 21600 21600 10800" draw:path-stretchpoint-x="10800" draw:text-areas="?f8 ?f9 ?f10 ?f11" draw:type="bracket-pair" draw:modifiers="3700" draw:enhanced-path="M ?f0 0 X 0 ?f1 L 0 ?f2 Y ?f0 21600 N M ?f3 21600 X 21600 ?f2 L 21600 ?f1 Y ?f3 0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6" draw:layer="layout" svg:width="4.999cm" svg:height="4.225cm" svg:x="8.6cm" svg:y="14.675cm">
          <draw:image xlink:href="Pictures/100320130000294600001E8FE57DECCF3FC1A1B3.svg" xlink:type="simple" xlink:show="embed" xlink:actuate="onLoad" draw:mime-type="image/svg+xml">
            <text:p/>
          </draw:image>
          <draw:image xlink:href="Pictures/100002010000018F00000128A39B5B88804AE9C7.png" xlink:type="simple" xlink:show="embed" xlink:actuate="onLoad" draw:mime-type="image/png"/>
        </draw:frame>
        <draw:frame draw:style-name="gr16" draw:text-style-name="P5" draw:layer="layout" svg:width="1.806cm" svg:height="0.962cm" svg:x="13.951cm" svg:y="2.7cm">
          <draw:text-box>
            <text:p>X 1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04T11:25:40.866245052</meta:creation-date>
    <dc:date>2022-06-16T12:00:21.223343508</dc:date>
    <meta:editing-duration>PT52M44S</meta:editing-duration>
    <meta:editing-cycles>4</meta:editing-cycles>
    <meta:generator>LibreOffice/7.0.4.2$Linux_X86_64 LibreOffice_project/00$Build-2</meta:generator>
    <meta:document-statistic meta:object-count="32"/>
  </office:meta>
</office:document-meta>
</file>